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.2333in" table:align="left"/>
    </style:style>
    <style:style style:name="Table1.A" style:family="table-column">
      <style:table-column-properties style:column-width="0.6382in"/>
    </style:style>
    <style:style style:name="Table1.B" style:family="table-column">
      <style:table-column-properties style:column-width="0.595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>
      <style:text-properties officeooo:paragraph-rsid="0009fa28"/>
    </style:style>
    <style:style style:name="P3" style:family="paragraph" style:parent-style-name="Text_20_body" style:list-style-name="L1">
      <style:paragraph-properties fo:margin-top="0in" fo:margin-bottom="0in" loext:contextual-spacing="false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P5" style:family="paragraph" style:parent-style-name="Table_20_Heading">
      <style:text-properties fo:font-size="2pt" style:font-size-asian="2pt" style:font-size-complex="2pt"/>
    </style:style>
    <style:style style:name="T1" style:family="text">
      <style:text-properties officeooo:rsid="0009fa28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URL:https://www.taniarascia.com/how-to-use-json-data-with-php-or-javascript/</text:span></text:p>
      <text:p text:style-name="Text_20_body"><text:a xlink:type="simple" xlink:href="http://www.json.org/" text:style-name="Internet_20_link" text:visited-style-name="Visited_20_Internet_20_Link">JSON</text:a> is used to transmit data between a server and a browser. Here is a basic example of what might be in a <text:span text:style-name="Source_20_Text">.json</text:span> string.</text:p>
      <text:p text:style-name="Preformatted_20_Text"><text:span text:style-name="Source_20_Text">{</text:span></text:p>
      <text:p text:style-name="Preformatted_20_Text"><text:span text:style-name="Source_20_Text"><text:s text:c="2"/>"name": "Tania",</text:span></text:p>
      <text:p text:style-name="Preformatted_20_Text"><text:span text:style-name="Source_20_Text"><text:s text:c="2"/>"title": "Web Developer",</text:span></text:p>
      <text:p text:style-name="Preformatted_20_Text"><text:span text:style-name="Source_20_Text"><text:s text:c="2"/>"website": ""</text:span></text:p>
      <text:p text:style-name="P4"><text:span text:style-name="Source_20_Text">}</text:span></text:p>
      <text:p text:style-name="Text_20_body">As you can see, it's a human readable format of data that might traditionally be stored in a table. Some companies might have public <text:span text:style-name="Source_20_Text">.json</text:span> files located that you can access and extract data from (an API you can connect to). You might also save a <text:span text:style-name="Source_20_Text">.json</text:span> file somewhere in your project that you want to extract data from.</text:p>
      <text:h text:style-name="Heading_20_4" text:outline-level="4"><text:bookmark text:name="goals"/>Goals</text:h>
      <text:p text:style-name="Text_20_body">JSON data can be accessed and utilized with many programming languages. In this tutorial, we'll learn how to access JSON with PHP and JavaScript.</text:p>
      <text:h text:style-name="Heading_20_4" text:outline-level="4"><text:bookmark text:name="prerequisites"/>Prerequisites</text:h>
      <text:list xml:id="list2312277762" text:style-name="L1">
        <text:list-item>
          <text:p text:style-name="P3">You must either have <text:a xlink:type="simple" xlink:href="https://www.taniarascia.com/local-environment/" text:style-name="Internet_20_link" text:visited-style-name="Visited_20_Internet_20_Link">a local server</text:a> set up, or a host that runs PHP and some basic PHP knowledge. </text:p>
        </text:list-item>
        <text:list-item>
          <text:p text:style-name="P1">Basic <text:a xlink:type="simple" xlink:href="https://www.taniarascia.com/javascript-day-one/" text:style-name="Internet_20_link" text:visited-style-name="Visited_20_Internet_20_Link">knowledge of programming concepts</text:a> (arrays and variables) and using JavaScript. </text:p>
        </text:list-item>
      </text:list>
      <text:h text:style-name="Heading_20_2" text:outline-level="2"><text:bookmark text:name="what-is-json"/>What is JSON?</text:h>
      <text:p text:style-name="Text_20_body">JSON stands for <text:span text:style-name="Strong_20_Emphasis">J</text:span>ava<text:span text:style-name="Strong_20_Emphasis">S</text:span>cript <text:span text:style-name="Strong_20_Emphasis">O</text:span>bject <text:span text:style-name="Strong_20_Emphasis">N</text:span>otation. It is data saved in a <text:span text:style-name="Source_20_Text">.json</text:span> file, and consists of a series of <text:span text:style-name="Strong_20_Emphasis">key/value pairs</text:span>.</text:p>
      <text:p text:style-name="P4"><text:span text:style-name="Source_20_Text">{ "key": "value" }</text:span></text:p>
      <text:p text:style-name="Text_20_body">The <text:span text:style-name="Strong_20_Emphasis">value</text:span> of any JSON key can be a string, Boolean, number, null, array, or object. Comments are not allowed in JSON.</text:p>
      <text:p text:style-name="Text_20_body">Although JSON resembles an object or an array, <text:span text:style-name="Strong_20_Emphasis">JSON is a string</text:span>. A serialized string, which means it can later be parsed and decoded into data types.</text:p>
      <text:h text:style-name="Heading_20_2" text:outline-level="2"><text:bookmark text:name="using-data-from-json-with-php"/>Using data from JSON with PHP</text:h>
      <text:p text:style-name="Text_20_body">First, to drill in that JSON is simply a string, we're going to write JSON into a PHP string and apply it to a variable called <text:span text:style-name="Source_20_Text">$data</text:span>.</text:p>
      <text:p text:style-name="Preformatted_20_Text"><text:span text:style-name="Source_20_Text">$data = '{</text:span></text:p>
      <text:p text:style-name="Preformatted_20_Text"><text:span text:style-name="Source_20_Text"><text:s text:c="8"/>"name": "Aragorn",</text:span></text:p>
      <text:p text:style-name="Preformatted_20_Text"><text:span text:style-name="Source_20_Text"><text:s text:c="8"/>"race": "Human"</text:span></text:p>
      <text:p text:style-name="P4"><text:span text:style-name="Source_20_Text">}';</text:span></text:p>
      <text:p text:style-name="Text_20_body">Then we'll use the <text:span text:style-name="Source_20_Text">json_decode()</text:span> function to convert the JSON string into a PHP object.</text:p>
      <text:p text:style-name="P4"><text:span text:style-name="Source_20_Text">$character = json_decode($data);</text:span></text:p>
      <text:p text:style-name="Text_20_body"><text:soft-page-break/>Now we can access it as a PHP object.</text:p>
      <text:p text:style-name="P4"><text:span text:style-name="Source_20_Text">echo $character-&gt;name;</text:span></text:p>
      <text:p text:style-name="Text_20_body">Here's the whole file.</text:p>
      <text:p text:style-name="Preformatted_20_Text"><text:span text:style-name="Source_20_Text">&lt;?php</text:span></text:p>
      <text:p text:style-name="Preformatted_20_Text"/>
      <text:p text:style-name="Preformatted_20_Text"><text:span text:style-name="Source_20_Text">$data = '{</text:span></text:p>
      <text:p text:style-name="Preformatted_20_Text"><text:span text:style-name="Source_20_Text"><text:s text:c="8"/>"name": "Aragorn",</text:span></text:p>
      <text:p text:style-name="Preformatted_20_Text"><text:span text:style-name="Source_20_Text"><text:s text:c="8"/>"race": "Human"</text:span></text:p>
      <text:p text:style-name="Preformatted_20_Text"><text:span text:style-name="Source_20_Text">}';</text:span></text:p>
      <text:p text:style-name="Preformatted_20_Text"/>
      <text:p text:style-name="Preformatted_20_Text"><text:span text:style-name="Source_20_Text">$character = json_decode($data);</text:span></text:p>
      <text:p text:style-name="P4"><text:span text:style-name="Source_20_Text">echo $character-&gt;name;</text:span></text:p>
      <text:p text:style-name="Text_20_body">Here is the output.</text:p>
      <text:p text:style-name="P4"><text:span text:style-name="Source_20_Text">Aragorn</text:span></text:p>
      <text:h text:style-name="Heading_20_3" text:outline-level="3"><text:bookmark text:name="accessing-a-json-feed-from-a-url"/>Accessing a JSON feed from a URL</text:h>
      <text:p text:style-name="Text_20_body">From here out, we'll put all JSON data into its own <text:span text:style-name="Source_20_Text">.json</text:span> file. This way, we can retrieve the contents of the file instead of keeping it as a PHP string.</text:p>
      <text:p text:style-name="Text_20_body">Here's what <text:span text:style-name="Strong_20_Emphasis">data.json</text:span> will look like.</text:p>
      <text:p text:style-name="Preformatted_20_Text"><text:span text:style-name="Source_20_Text">[{</text:span></text:p>
      <text:p text:style-name="Preformatted_20_Text"><text:span text:style-name="Source_20_Text"><text:s text:c="8"/>"name": "Aragorn",</text:span></text:p>
      <text:p text:style-name="Preformatted_20_Text"><text:span text:style-name="Source_20_Text"><text:s text:c="8"/>"race": "Human"</text:span></text:p>
      <text:p text:style-name="Preformatted_20_Text"><text:span text:style-name="Source_20_Text">}, {</text:span></text:p>
      <text:p text:style-name="Preformatted_20_Text"><text:span text:style-name="Source_20_Text"><text:s text:c="8"/>"name": "Legolas",</text:span></text:p>
      <text:p text:style-name="Preformatted_20_Text"><text:span text:style-name="Source_20_Text"><text:s text:c="8"/>"race": "Elf"</text:span></text:p>
      <text:p text:style-name="Preformatted_20_Text"><text:span text:style-name="Source_20_Text">}, {</text:span></text:p>
      <text:p text:style-name="Preformatted_20_Text"><text:span text:style-name="Source_20_Text"><text:s text:c="8"/>"name": "Gimli",</text:span></text:p>
      <text:p text:style-name="Preformatted_20_Text"><text:span text:style-name="Source_20_Text"><text:s text:c="8"/>"race": "Dwarf"</text:span></text:p>
      <text:p text:style-name="P4"><text:span text:style-name="Source_20_Text">}]</text:span></text:p>
      <text:p text:style-name="Text_20_body">And here's how we'll extract that data in PHP.</text:p>
      <text:p text:style-name="Preformatted_20_Text"><text:span text:style-name="Source_20_Text">$url = 'data.json'; // path to your JSON file</text:span></text:p>
      <text:p text:style-name="Preformatted_20_Text"><text:span text:style-name="Source_20_Text">$data = file_get_contents($url); // put the contents of the file into a variable</text:span></text:p>
      <text:p text:style-name="P4"><text:span text:style-name="Source_20_Text">$characters = json_decode($data); // decode the JSON feed</text:span></text:p>
      <text:p text:style-name="Text_20_body">In order to get one entry, we'll have to access the appropriate array number. Remember, counting begins with 0 in programming.</text:p>
      <text:p text:style-name="P4"><text:span text:style-name="Source_20_Text">echo $characters[0]-&gt;name;</text:span></text:p>
      <text:p text:style-name="P4"><text:span text:style-name="Source_20_Text">Aragorn</text:span></text:p>
      <text:p text:style-name="Text_20_body">I can access all the data in the array with a <text:span text:style-name="Source_20_Text">foreach</text:span> loop.</text:p>
      <text:p text:style-name="Preformatted_20_Text"><text:span text:style-name="Source_20_Text">foreach ($characters as $character) {</text:span></text:p>
      <text:p text:style-name="Preformatted_20_Text"><text:span text:style-name="Source_20_Text"><text:s text:c="8"/>echo $character-&gt;name . '&lt;br&gt;';</text:span></text:p>
      <text:p text:style-name="P4"><text:span text:style-name="Source_20_Text">}</text:span></text:p>
      <text:p text:style-name="Preformatted_20_Text"><text:span text:style-name="Source_20_Text">Aragorn</text:span></text:p>
      <text:p text:style-name="Preformatted_20_Text"><text:span text:style-name="Source_20_Text">Legolas</text:span></text:p>
      <text:p text:style-name="P4"><text:span text:style-name="Source_20_Text">Gimli</text:span></text:p>
      <text:p text:style-name="Text_20_body"><text:soft-page-break/>Here is the full PHP file.</text:p>
      <text:p text:style-name="Preformatted_20_Text"><text:span text:style-name="Source_20_Text">&lt;?php</text:span></text:p>
      <text:p text:style-name="Preformatted_20_Text"/>
      <text:p text:style-name="Preformatted_20_Text"><text:span text:style-name="Source_20_Text">$url = 'data.json'; // path to your JSON file</text:span></text:p>
      <text:p text:style-name="Preformatted_20_Text"><text:span text:style-name="Source_20_Text">$data = file_get_contents($url); // put the contents of the file into a variable</text:span></text:p>
      <text:p text:style-name="Preformatted_20_Text"><text:span text:style-name="Source_20_Text">$characters = json_decode($data); // decode the JSON feed</text:span></text:p>
      <text:p text:style-name="Preformatted_20_Text"/>
      <text:p text:style-name="Preformatted_20_Text"><text:span text:style-name="Source_20_Text">echo $characters[0]-&gt;name;</text:span></text:p>
      <text:p text:style-name="Preformatted_20_Text"/>
      <text:p text:style-name="Preformatted_20_Text"><text:span text:style-name="Source_20_Text">foreach ($characters as $character) {</text:span></text:p>
      <text:p text:style-name="Preformatted_20_Text"><text:span text:style-name="Source_20_Text"><text:s text:c="8"/>echo $character-&gt;name . '&lt;br&gt;';</text:span></text:p>
      <text:p text:style-name="P4"><text:span text:style-name="Source_20_Text">}</text:span></text:p>
      <text:p text:style-name="Text_20_body">We can display the data in a table, for an example.</text:p>
      <text:p text:style-name="Preformatted_20_Text"><text:span text:style-name="Source_20_Text">&lt;table&gt;</text:span></text:p>
      <text:p text:style-name="Preformatted_20_Text"><text:span text:style-name="Source_20_Text"><text:s text:c="8"/>&lt;tbody&gt;</text:span></text:p>
      <text:p text:style-name="Preformatted_20_Text"><text:span text:style-name="Source_20_Text"><text:s text:c="16"/>&lt;tr&gt;</text:span></text:p>
      <text:p text:style-name="Preformatted_20_Text"><text:span text:style-name="Source_20_Text"><text:s text:c="24"/>&lt;th&gt;Name&lt;/th&gt;</text:span></text:p>
      <text:p text:style-name="Preformatted_20_Text"><text:span text:style-name="Source_20_Text"><text:s text:c="24"/>&lt;th&gt;Race&lt;/th&gt;</text:span></text:p>
      <text:p text:style-name="Preformatted_20_Text"><text:span text:style-name="Source_20_Text"><text:s text:c="16"/>&lt;/tr&gt;</text:span></text:p>
      <text:p text:style-name="Preformatted_20_Text"><text:span text:style-name="Source_20_Text"><text:s text:c="16"/>&lt;?php foreach ($characters as $character) : ?&gt;</text:span></text:p>
      <text:p text:style-name="Preformatted_20_Text"><text:span text:style-name="Source_20_Text"><text:s text:c="8"/>&lt;tr&gt;</text:span></text:p>
      <text:p text:style-name="Preformatted_20_Text"><text:span text:style-name="Source_20_Text"><text:s text:c="12"/>&lt;td&gt; &lt;?php echo $character-&gt;name; ?&gt; &lt;/td&gt;</text:span></text:p>
      <text:p text:style-name="Preformatted_20_Text"><text:span text:style-name="Source_20_Text"><text:s text:c="12"/>&lt;td&gt; &lt;?php echo $character-&gt;race; ?&gt; &lt;/td&gt;</text:span></text:p>
      <text:p text:style-name="Preformatted_20_Text"><text:span text:style-name="Source_20_Text"><text:s text:c="8"/>&lt;/tr&gt;</text:span></text:p>
      <text:p text:style-name="Preformatted_20_Text"><text:span text:style-name="Source_20_Text"><text:s text:c="16"/>&lt;?php endforeach; ?&gt;</text:span></text:p>
      <text:p text:style-name="Preformatted_20_Text"><text:span text:style-name="Source_20_Text"><text:s text:c="8"/>&lt;/tbody&gt;</text:span></text:p>
      <text:p text:style-name="P4"><text:span text:style-name="Source_20_Text">&lt;/table&gt;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5"/>
            </table:table-cell>
          </table:table-row>
        </table:table-header-rows>
        <table:table-row>
          <table:table-cell table:style-name="Table1.A1" office:value-type="string">
            <text:p text:style-name="Table_20_Contents">Aragorn</text:p>
          </table:table-cell>
          <table:table-cell table:style-name="Table1.A1" office:value-type="string">
            <text:p text:style-name="Table_20_Contents">Human</text:p>
          </table:table-cell>
        </table:table-row>
        <table:table-row>
          <table:table-cell table:style-name="Table1.A1" office:value-type="string">
            <text:p text:style-name="Table_20_Contents">Gimli</text:p>
          </table:table-cell>
          <table:table-cell table:style-name="Table1.A1" office:value-type="string">
            <text:p text:style-name="Table_20_Contents">Dwarf</text:p>
          </table:table-cell>
        </table:table-row>
        <table:table-row>
          <table:table-cell table:style-name="Table1.A1" office:value-type="string">
            <text:p text:style-name="Table_20_Contents">Legolas</text:p>
          </table:table-cell>
          <table:table-cell table:style-name="Table1.A1" office:value-type="string">
            <text:p text:style-name="Table_20_Contents">Elf</text:p>
          </table:table-cell>
        </table:table-row>
      </table:table>
      <text:p text:style-name="Quotations">In this example, I'm using the alternate syntax for <text:span text:style-name="Source_20_Text">foreach</text:span>, which looks like <text:span text:style-name="Source_20_Text">foreach() : /* loop */ endforeach;</text:span> instead of <text:span text:style-name="Source_20_Text">foreach() { /* loop */ }</text:span>. This is often preferable when outputting HTML.</text:p>
      <text:h text:style-name="Heading_20_3" text:outline-level="3"><text:bookmark text:name="using-associative-arrays"/>Using associative arrays</text:h>
      <text:p text:style-name="Text_20_body">There's another way we can access the data in PHP. If you pass <text:span text:style-name="Source_20_Text">true</text:span> as the argument in <text:span text:style-name="Source_20_Text">json_decode()</text:span>, the data becomes an associative array instead of an object. This means we'll be using square bracket notation<text:span text:style-name="Source_20_Text">[]</text:span> instead of the skinny arrow<text:span text:style-name="Source_20_Text">-&gt;</text:span>.</text:p>
      <text:p text:style-name="P4"><text:span text:style-name="Source_20_Text">$characters = json_decode($data, true); // decode the JSON feed and make an associative array</text:span></text:p>
      <text:p text:style-name="Text_20_body">Instead of <text:span text:style-name="Source_20_Text">-&gt;race</text:span>, we will access the value with <text:span text:style-name="Source_20_Text">['race']</text:span>.</text:p>
      <text:p text:style-name="P4"><text:span text:style-name="Source_20_Text">echo $characters[0]['race'];</text:span></text:p>
      <text:p text:style-name="P4"><text:span text:style-name="Source_20_Text">Human</text:span></text:p>
      <text:p text:style-name="Text_20_body">And here's how to access the loop.</text:p>
      <text:p text:style-name="Preformatted_20_Text"><text:span text:style-name="Source_20_Text">foreach ($characters as $character) {</text:span></text:p>
      <text:p text:style-name="Preformatted_20_Text"><text:span text:style-name="Source_20_Text"><text:s text:c="8"/>echo $character['race'] . "\n";</text:span></text:p>
      <text:p text:style-name="P4"><text:span text:style-name="Source_20_Text">}</text:span></text:p>
      <text:p text:style-name="Preformatted_20_Text"><text:soft-page-break/><text:span text:style-name="Source_20_Text">Human</text:span></text:p>
      <text:p text:style-name="Preformatted_20_Text"><text:span text:style-name="Source_20_Text">Elf</text:span></text:p>
      <text:p text:style-name="P4"><text:span text:style-name="Source_20_Text">Dwarf</text:span></text:p>
      <text:h text:style-name="Heading_20_3" text:outline-level="3"><text:bookmark text:name="getting-data-from-nested-arrays"/>Getting data from nested arrays</text:h>
      <text:p text:style-name="Text_20_body">So far, we've only used JSON feeds with key/value pairs, but it's common to encounter nesting. Here's another nerdy example, which we can save in a new file called <text:span text:style-name="Strong_20_Emphasis">wizards.json</text:span>.</text:p>
      <text:p text:style-name="Preformatted_20_Text"><text:span text:style-name="Source_20_Text">[</text:span></text:p>
      <text:p text:style-name="Preformatted_20_Text"><text:span text:style-name="Source_20_Text"><text:s text:c="8"/>{</text:span></text:p>
      <text:p text:style-name="Preformatted_20_Text"><text:span text:style-name="Source_20_Text"><text:s text:c="16"/>"name": "Harry Potter",</text:span></text:p>
      <text:p text:style-name="Preformatted_20_Text"><text:span text:style-name="Source_20_Text"><text:s text:c="16"/>"wand": [</text:span></text:p>
      <text:p text:style-name="Preformatted_20_Text"><text:span text:style-name="Source_20_Text"><text:s text:c="24"/>{</text:span></text:p>
      <text:p text:style-name="Preformatted_20_Text"><text:span text:style-name="Source_20_Text">"core": "phoenix feather",</text:span></text:p>
      <text:p text:style-name="Preformatted_20_Text"><text:span text:style-name="Source_20_Text">"length": "11 inches",</text:span></text:p>
      <text:p text:style-name="Preformatted_20_Text"><text:span text:style-name="Source_20_Text">"wood": "holly"</text:span></text:p>
      <text:p text:style-name="Preformatted_20_Text"><text:span text:style-name="Source_20_Text"><text:s text:c="24"/>}</text:span></text:p>
      <text:p text:style-name="Preformatted_20_Text"><text:span text:style-name="Source_20_Text"><text:s text:c="16"/>]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{</text:span></text:p>
      <text:p text:style-name="Preformatted_20_Text"><text:span text:style-name="Source_20_Text"><text:s text:c="16"/>"name": "Hermione Granger",</text:span></text:p>
      <text:p text:style-name="Preformatted_20_Text"><text:span text:style-name="Source_20_Text"><text:s text:c="16"/>"wand": [</text:span></text:p>
      <text:p text:style-name="Preformatted_20_Text"><text:span text:style-name="Source_20_Text"><text:s text:c="24"/>{</text:span></text:p>
      <text:p text:style-name="Preformatted_20_Text"><text:span text:style-name="Source_20_Text">"core": "dragon heartstring",</text:span></text:p>
      <text:p text:style-name="Preformatted_20_Text"><text:span text:style-name="Source_20_Text">"length": "10 and 3/4 inches",</text:span></text:p>
      <text:p text:style-name="Preformatted_20_Text"><text:span text:style-name="Source_20_Text">"wood": "vine"</text:span></text:p>
      <text:p text:style-name="Preformatted_20_Text"><text:span text:style-name="Source_20_Text"><text:s text:c="24"/>}</text:span></text:p>
      <text:p text:style-name="Preformatted_20_Text"><text:span text:style-name="Source_20_Text"><text:s text:c="16"/>]</text:span></text:p>
      <text:p text:style-name="Preformatted_20_Text"><text:span text:style-name="Source_20_Text"><text:s text:c="8"/>}</text:span></text:p>
      <text:p text:style-name="P4"><text:span text:style-name="Source_20_Text">]</text:span></text:p>
      <text:p text:style-name="Text_20_body">Decoding the feed.</text:p>
      <text:p text:style-name="Preformatted_20_Text"><text:span text:style-name="Source_20_Text">$url = 'wizards.json';</text:span></text:p>
      <text:p text:style-name="Preformatted_20_Text"><text:span text:style-name="Source_20_Text">$data = file_get_contents($url);</text:span></text:p>
      <text:p text:style-name="P4"><text:span text:style-name="Source_20_Text">$wizards = json_decode($data, true);</text:span></text:p>
      <text:p text:style-name="Text_20_body">We'll be able to access the nested array using <text:span text:style-name="Source_20_Text">$wizard['key'][0]['key']</text:span> in a loop, or whatever number corresponds correctly if you only want to print one.</text:p>
      <text:p text:style-name="Preformatted_20_Text"><text:span text:style-name="Source_20_Text">foreach ($wizards as $wizard) {</text:span></text:p>
      <text:p text:style-name="Preformatted_20_Text"><text:span text:style-name="Source_20_Text"><text:s text:c="8"/>echo $wizard['name'] . '\'s wand is ' .</text:span></text:p>
      <text:p text:style-name="Preformatted_20_Text"><text:span text:style-name="Source_20_Text"><text:s text:c="8"/>$wizard['wand'][0]['wood'] . ', ' .</text:span></text:p>
      <text:p text:style-name="Preformatted_20_Text"><text:span text:style-name="Source_20_Text"><text:s text:c="8"/>$wizard['wand'][0]['length'] . ', with a ' .</text:span></text:p>
      <text:p text:style-name="Preformatted_20_Text"><text:span text:style-name="Source_20_Text"><text:s text:c="8"/>$wizard['wand'][0]['core'] . ' core. &lt;br&gt;' ;</text:span></text:p>
      <text:p text:style-name="P4"><text:span text:style-name="Source_20_Text">}</text:span></text:p>
      <text:p text:style-name="Preformatted_20_Text"><text:span text:style-name="Source_20_Text">Harry Potter's wand is holly, 11 inches, with a phoenix feather core.</text:span></text:p>
      <text:p text:style-name="P4"><text:span text:style-name="Source_20_Text"><text:s text:c="4"/>Hermione Granger's wand is vine, 10 and 3/4 inches, with a dragon heartstring core.</text:span></text:p>
      <text:h text:style-name="Heading_20_3" text:outline-level="3"><text:bookmark text:name="converting-a-php-object-or-array-into-json"/>Converting a PHP object or array into JSON</text:h>
      <text:p text:style-name="Text_20_body">Just as you use <text:span text:style-name="Source_20_Text">json_decode()</text:span> to turn JSON into PHP, you can turn PHP into JSON with <text:span text:style-name="Source_20_Text">json_encode()</text:span>.</text:p>
      <text:p text:style-name="Preformatted_20_Text"><text:span text:style-name="Source_20_Text">$data = [</text:span></text:p>
      <text:p text:style-name="Preformatted_20_Text"><text:span text:style-name="Source_20_Text"><text:s text:c="8"/>'name' =&gt; 'Aragorn',</text:span></text:p>
      <text:p text:style-name="Preformatted_20_Text"><text:span text:style-name="Source_20_Text"><text:s text:c="8"/>'race' =&gt; 'Human'</text:span></text:p>
      <text:p text:style-name="Preformatted_20_Text"><text:soft-page-break/><text:span text:style-name="Source_20_Text">];</text:span></text:p>
      <text:p text:style-name="Preformatted_20_Text"/>
      <text:p text:style-name="P4"><text:span text:style-name="Source_20_Text">echo json_encode($data);</text:span></text:p>
      <text:p text:style-name="Text_20_body">We made a PHP array and encoded it. Here's the output:</text:p>
      <text:p text:style-name="P4"><text:span text:style-name="Source_20_Text">{"name":"Aragorn","race":"Human"}</text:span></text:p>
      <text:h text:style-name="Heading_20_2" text:outline-level="2"><text:bookmark text:name="using-data-from-json-with-javascript"/>Using data from JSON with JavaScript</text:h>
      <text:p text:style-name="Text_20_body">We're going to create a JavaScript variable called <text:span text:style-name="Source_20_Text">data</text:span> and apply the JSON string.</text:p>
      <text:p text:style-name="P4"><text:span text:style-name="Source_20_Text">var data = '[ { "name": "Aragorn", "race": "Human" }, { "name": "Gimli", "race": "Dwarf" } ]'</text:span></text:p>
      <text:p text:style-name="Text_20_body">Now we'll use JavaScript built in <text:span text:style-name="Source_20_Text">JSON.parse()</text:span> function to decode the string.</text:p>
      <text:p text:style-name="P4"><text:span text:style-name="Source_20_Text">data = JSON.parse(data);</text:span></text:p>
      <text:p text:style-name="Text_20_body">From here we can access the data like a regular JavaScript object.</text:p>
      <text:p text:style-name="P4"><text:span text:style-name="Source_20_Text">console.log(data[1].name)</text:span></text:p>
      <text:p text:style-name="P4"><text:span text:style-name="Source_20_Text">Gimli</text:span></text:p>
      <text:p text:style-name="Text_20_body">And we can loop through each iteration with a <text:span text:style-name="Source_20_Text">for</text:span> loop.</text:p>
      <text:p text:style-name="Preformatted_20_Text"><text:span text:style-name="Source_20_Text">for (var i = 0; i &lt; data.length; i++) {</text:span></text:p>
      <text:p text:style-name="Preformatted_20_Text"><text:span text:style-name="Source_20_Text"><text:s text:c="2"/>console.log(data[i].name + ' is a ' + data[i].race + '.')</text:span></text:p>
      <text:p text:style-name="P4"><text:span text:style-name="Source_20_Text">}</text:span></text:p>
      <text:p text:style-name="Preformatted_20_Text"><text:span text:style-name="Source_20_Text">Aragorn is a Human.</text:span></text:p>
      <text:p text:style-name="P4"><text:span text:style-name="Source_20_Text"><text:s text:c="4"/>Gimli is a Dwarf.</text:span></text:p>
      <text:p text:style-name="Text_20_body">That was easy! Now, we'll probably need to access JSON from a URL. There's an extra step involved, where we have to make a request to the file. Let's just take the above JSON string and put it in <text:span text:style-name="Strong_20_Emphasis">data.json</text:span>.</text:p>
      <text:p text:style-name="Preformatted_20_Text"><text:span text:style-name="Source_20_Text">;[</text:span></text:p>
      <text:p text:style-name="Preformatted_20_Text"><text:span text:style-name="Source_20_Text"><text:s text:c="2"/>{</text:span></text:p>
      <text:p text:style-name="Preformatted_20_Text"><text:span text:style-name="Source_20_Text"><text:s text:c="4"/>name: 'Aragorn',</text:span></text:p>
      <text:p text:style-name="Preformatted_20_Text"><text:span text:style-name="Source_20_Text"><text:s text:c="4"/>race: 'Human',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{</text:span></text:p>
      <text:p text:style-name="Preformatted_20_Text"><text:span text:style-name="Source_20_Text"><text:s text:c="4"/>name: 'Gimli',</text:span></text:p>
      <text:p text:style-name="Preformatted_20_Text"><text:span text:style-name="Source_20_Text"><text:s text:c="4"/>race: 'Dwarf',</text:span></text:p>
      <text:p text:style-name="Preformatted_20_Text"><text:span text:style-name="Source_20_Text"><text:s text:c="2"/>},</text:span></text:p>
      <text:p text:style-name="P4"><text:span text:style-name="Source_20_Text">]</text:span></text:p>
      <text:p text:style-name="Text_20_body">Now we'll make an <text:span text:style-name="Source_20_Text">XMLHttpRequest()</text:span>.</text:p>
      <text:p text:style-name="P4"><text:span text:style-name="Source_20_Text">var request = new XMLHttpRequest()</text:span></text:p>
      <text:p text:style-name="Text_20_body">We'll open the file (<text:span text:style-name="Strong_20_Emphasis">data.json</text:span>) via GET (URL) request.</text:p>
      <text:p text:style-name="P4"><text:span text:style-name="Source_20_Text">request.open('GET', 'data.json', true)</text:span></text:p>
      <text:p text:style-name="Text_20_body">From here, we'll parse and work with all our JSON data within the <text:span text:style-name="Source_20_Text">onload</text:span> function.</text:p>
      <text:p text:style-name="Preformatted_20_Text"><text:soft-page-break/><text:span text:style-name="Source_20_Text">request.onload = function() {</text:span></text:p>
      <text:p text:style-name="Preformatted_20_Text"><text:span text:style-name="Source_20_Text"><text:s text:c="2"/>// begin accessing JSON data here</text:span></text:p>
      <text:p text:style-name="P4"><text:span text:style-name="Source_20_Text">}</text:span></text:p>
      <text:p text:style-name="Text_20_body">Then finally, submit the request.</text:p>
      <text:p text:style-name="P4"><text:span text:style-name="Source_20_Text">request.send()</text:span></text:p>
      <text:p text:style-name="Text_20_body">Here's the final code.</text:p>
      <text:p text:style-name="Preformatted_20_Text"><text:span text:style-name="Source_20_Text">var request = new XMLHttpRequest()</text:span></text:p>
      <text:p text:style-name="Preformatted_20_Text"/>
      <text:p text:style-name="Preformatted_20_Text"><text:span text:style-name="Source_20_Text">request.open('GET', 'data.json', true)</text:span></text:p>
      <text:p text:style-name="Preformatted_20_Text"/>
      <text:p text:style-name="Preformatted_20_Text"><text:span text:style-name="Source_20_Text">request.onload = function() {</text:span></text:p>
      <text:p text:style-name="Preformatted_20_Text"><text:span text:style-name="Source_20_Text"><text:s text:c="2"/>// begin accessing JSON data here</text:span></text:p>
      <text:p text:style-name="Preformatted_20_Text"><text:span text:style-name="Source_20_Text"><text:s text:c="2"/>var data = JSON.parse(this.response)</text:span></text:p>
      <text:p text:style-name="Preformatted_20_Text"/>
      <text:p text:style-name="Preformatted_20_Text"><text:span text:style-name="Source_20_Text"><text:s text:c="2"/>for (var i = 0; i &lt; data.length; i++) {</text:span></text:p>
      <text:p text:style-name="Preformatted_20_Text"><text:span text:style-name="Source_20_Text"><text:s text:c="4"/>console.log(data[i].name + ' is a ' + data[i].race + '.')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p text:style-name="Preformatted_20_Text"/>
      <text:p text:style-name="P4"><text:span text:style-name="Source_20_Text">request.send()</text:span></text:p>
      <text:p text:style-name="Text_20_body">And the output.</text:p>
      <text:p text:style-name="Preformatted_20_Text"><text:span text:style-name="Source_20_Text">Aragorn is a Human.</text:span></text:p>
      <text:p text:style-name="P4"><text:span text:style-name="Source_20_Text">Gimli is a Dwarf.</text:span></text:p>
      <text:h text:style-name="Heading_20_3" text:outline-level="3"><text:bookmark text:name="using-fetch"/>Using Fetch</text:h>
      <text:p text:style-name="Text_20_body">Now you can also use the Fetch API to do the same thing. Read <text:a xlink:type="simple" xlink:href="https://www.taniarascia.com/how-to-use-the-javascript-fetch-api-to-get-json-data/" text:style-name="Internet_20_link" text:visited-style-name="Visited_20_Internet_20_Link">How to use the JavaScript Fetch API to Get JSON Data</text:a> for an easier method to get this data.</text:p>
      <text:p text:style-name="Preformatted_20_Text"><text:span text:style-name="Source_20_Text">// Replace ./data.json with your JSON feed</text:span></text:p>
      <text:p text:style-name="Preformatted_20_Text"><text:span text:style-name="Source_20_Text">fetch('./data.json')</text:span></text:p>
      <text:p text:style-name="Preformatted_20_Text"><text:span text:style-name="Source_20_Text"><text:s text:c="2"/>.then(response =&gt; {</text:span></text:p>
      <text:p text:style-name="Preformatted_20_Text"><text:span text:style-name="Source_20_Text"><text:s text:c="4"/>return response.json()</text:span></text:p>
      <text:p text:style-name="Preformatted_20_Text"><text:span text:style-name="Source_20_Text"><text:s text:c="2"/>})</text:span></text:p>
      <text:p text:style-name="Preformatted_20_Text"><text:span text:style-name="Source_20_Text"><text:s text:c="2"/>.then(data =&gt; {</text:span></text:p>
      <text:p text:style-name="Preformatted_20_Text"><text:span text:style-name="Source_20_Text"><text:s text:c="4"/>// Work with JSON data here</text:span></text:p>
      <text:p text:style-name="Preformatted_20_Text"><text:span text:style-name="Source_20_Text"><text:s text:c="4"/>console.log(data)</text:span></text:p>
      <text:p text:style-name="Preformatted_20_Text"><text:span text:style-name="Source_20_Text"><text:s text:c="2"/>})</text:span></text:p>
      <text:p text:style-name="Preformatted_20_Text"><text:span text:style-name="Source_20_Text"><text:s text:c="2"/>.catch(err =&gt; {</text:span></text:p>
      <text:p text:style-name="Preformatted_20_Text"><text:span text:style-name="Source_20_Text"><text:s text:c="4"/>// Do something for an error here</text:span></text:p>
      <text:p text:style-name="P4"><text:span text:style-name="Source_20_Text"><text:s text:c="2"/>})</text:span></text:p>
      <text:h text:style-name="Heading_20_3" text:outline-level="3"><text:bookmark text:name="using-jquery"/>Using jQuery</text:h>
      <text:p text:style-name="Text_20_body">As you can see, it's not too difficult to retrieve a JSON feed with plain JavaScript. However, it's even easier with jQuery, using the <text:span text:style-name="Source_20_Text">getJSON()</text:span> function. If you don't know how jQuery works, you'll need to load the <text:a xlink:type="simple" xlink:href="https://jquery.com/" text:style-name="Internet_20_link" text:visited-style-name="Visited_20_Internet_20_Link">jQuery JavaScript library</text:a> before any of this custom code.</text:p>
      <text:p text:style-name="Preformatted_20_Text"><text:span text:style-name="Source_20_Text">$(document).ready(function() {</text:span></text:p>
      <text:p text:style-name="Preformatted_20_Text"><text:span text:style-name="Source_20_Text"><text:s text:c="2"/>$.getJSON('data.json', function(data) {</text:span></text:p>
      <text:p text:style-name="Preformatted_20_Text"><text:span text:style-name="Source_20_Text"><text:s text:c="4"/>// begin accessing JSON data here</text:span></text:p>
      <text:p text:style-name="Preformatted_20_Text"><text:span text:style-name="Source_20_Text"><text:s text:c="4"/>console.log(data[0].name)</text:span></text:p>
      <text:p text:style-name="Preformatted_20_Text"><text:span text:style-name="Source_20_Text"><text:s text:c="2"/>})</text:span></text:p>
      <text:p text:style-name="P4"><text:span text:style-name="Source_20_Text">})</text:span></text:p>
      <text:p text:style-name="Text_20_body"><text:soft-page-break/>You might also see jQuery access JSON via an AJAX request, which is a little more verbose.</text:p>
      <text:p text:style-name="Preformatted_20_Text"><text:span text:style-name="Source_20_Text">$(document).ready(function() {</text:span></text:p>
      <text:p text:style-name="Preformatted_20_Text"><text:span text:style-name="Source_20_Text"><text:s text:c="2"/>var data</text:span></text:p>
      <text:p text:style-name="Preformatted_20_Text"><text:span text:style-name="Source_20_Text"><text:s text:c="2"/>$.ajax({</text:span></text:p>
      <text:p text:style-name="Preformatted_20_Text"><text:span text:style-name="Source_20_Text"><text:s text:c="4"/>dataType: 'json',</text:span></text:p>
      <text:p text:style-name="Preformatted_20_Text"><text:span text:style-name="Source_20_Text"><text:s text:c="4"/>url: 'data.json',</text:span></text:p>
      <text:p text:style-name="Preformatted_20_Text"><text:span text:style-name="Source_20_Text"><text:s text:c="4"/>data: data,</text:span></text:p>
      <text:p text:style-name="Preformatted_20_Text"><text:span text:style-name="Source_20_Text"><text:s text:c="4"/>success: function(data) {</text:span></text:p>
      <text:p text:style-name="Preformatted_20_Text"><text:span text:style-name="Source_20_Text"><text:s text:c="6"/>// begin accessing JSON data here</text:span></text:p>
      <text:p text:style-name="Preformatted_20_Text"><text:span text:style-name="Source_20_Text"><text:s text:c="6"/>console.log(data[0].name)</text:span></text:p>
      <text:p text:style-name="Preformatted_20_Text"><text:span text:style-name="Source_20_Text"><text:s text:c="4"/>},</text:span></text:p>
      <text:p text:style-name="Preformatted_20_Text"><text:span text:style-name="Source_20_Text"><text:s text:c="2"/>})</text:span></text:p>
      <text:p text:style-name="P4"><text:span text:style-name="Source_20_Text">})</text:span></text:p>
      <text:p text:style-name="Text_20_body">Both will have the same output.</text:p>
      <text:p text:style-name="P4"><text:span text:style-name="Source_20_Text">Aragorn</text:span></text:p>
      <text:p text:style-name="Text_20_body"><text:bookmark text:name="conclusion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5:39:13.335800312</meta:creation-date>
    <dc:date>2019-11-21T15:40:07.945674280</dc:date>
    <meta:editing-duration>PT55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7" meta:paragraph-count="241" meta:word-count="1376" meta:character-count="8808" meta:non-whitespace-character-count="6997"/>
  </office:meta>
</office:document-meta>
</file>